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ice" svg:font-family="Alice" style:font-family-generic="roman" style:font-pitch="variable"/>
    <style:font-face style:name="Calibri" svg:font-family="Calibri" style:font-family-generic="roman" style:font-pitch="variable"/>
    <style:font-face style:name="Carlito_t_1" svg:font-family="Carlito_t_1" style:font-family-generic="roman" style:font-pitch="variable"/>
    <style:font-face style:name="Carlito_t_2" svg:font-family="Carlito_t_2" style:font-family-generic="roman" style:font-pitch="variable"/>
    <style:font-face style:name="Georgia" svg:font-family="Georgia"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Alice1" svg:font-family="Alice" style:font-family-generic="system" style:font-pitch="variable"/>
    <style:font-face style:name="Calibri1" svg:font-family="Calibri" style:font-family-generic="system" style:font-pitch="variable"/>
    <style:font-face style:name="Carlito_t_11" svg:font-family="Carlito_t_1" style:font-family-generic="system" style:font-pitch="variable"/>
    <style:font-face style:name="Carlito_t_21" svg:font-family="Carlito_t_2"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inherit1" svg:font-family="inherit" style:font-family-generic="system" style:font-pitch="variable"/>
  </office:font-face-decls>
  <office:automatic-styles>
    <style:style style:name="Table1" style:family="table">
      <style:table-properties style:width="6.65in" fo:margin-left="0in" fo:margin-top="0in" fo:margin-bottom="0in" table:align="left"/>
    </style:style>
    <style:style style:name="Table1.A" style:family="table-column">
      <style:table-column-properties style:column-width="0.7896in"/>
    </style:style>
    <style:style style:name="Table1.B" style:family="table-column">
      <style:table-column-properties style:column-width="0.8132in"/>
    </style:style>
    <style:style style:name="Table1.C" style:family="table-column">
      <style:table-column-properties style:column-width="0.9021in"/>
    </style:style>
    <style:style style:name="Table1.D" style:family="table-column">
      <style:table-column-properties style:column-width="0.8736in"/>
    </style:style>
    <style:style style:name="Table1.E" style:family="table-column">
      <style:table-column-properties style:column-width="0.7868in"/>
    </style:style>
    <style:style style:name="Table1.F" style:family="table-column">
      <style:table-column-properties style:column-width="0.8049in"/>
    </style:style>
    <style:style style:name="Table1.G" style:family="table-column">
      <style:table-column-properties style:column-width="0.8611in"/>
    </style:style>
    <style:style style:name="Table1.H" style:family="table-column">
      <style:table-column-properties style:column-width="0.8174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P1" style:family="paragraph" style:parent-style-name="Standard">
      <loext:graphic-properties draw:fill="solid" draw:fill-color="#ffffff"/>
      <style:paragraph-properties fo:line-height="100%" fo:background-color="#ffffff"/>
      <style:text-properties fo:color="#000000" style:font-name="Alice" style:font-name-asian="Alice1" style:font-name-complex="Alice1" fo:background-color="#ffffff"/>
    </style:style>
    <style:style style:name="P2" style:family="paragraph" style:parent-style-name="Standard">
      <loext:graphic-properties draw:fill="solid" draw:fill-color="#ffffff"/>
      <style:paragraph-properties fo:line-height="100%" fo:background-color="#ffffff"/>
    </style:style>
    <style:style style:name="P3" style:family="paragraph" style:parent-style-name="Standard">
      <loext:graphic-properties draw:fill="solid" draw:fill-color="#ffffff"/>
      <style:paragraph-properties fo:line-height="100%" fo:background-color="#ffffff"/>
      <style:text-properties style:font-name="Carlito_t_2" style:font-name-asian="Carlito_t_21" style:font-name-complex="Carlito_t_21" fo:background-color="#ffffff"/>
    </style:style>
    <style:style style:name="P4" style:family="paragraph" style:parent-style-name="Standard">
      <loext:graphic-properties draw:fill="solid" draw:fill-color="#ffffff"/>
      <style:paragraph-properties fo:margin-top="0in" fo:margin-bottom="0in" loext:contextual-spacing="false" fo:line-height="100%" fo:background-color="#ffffff"/>
    </style:style>
    <style:style style:name="P5" style:family="paragraph" style:parent-style-name="Standard">
      <loext:graphic-properties draw:fill="solid" draw:fill-color="#ffffff"/>
      <style:paragraph-properties fo:margin-top="0in" fo:margin-bottom="0in" loext:contextual-spacing="false" fo:line-height="100%" fo:background-color="#ffffff"/>
      <style:text-properties fo:color="#000000" style:font-name="Carlito_t_1" style:font-name-asian="Carlito_t_11" style:font-name-complex="Carlito_t_11"/>
    </style:style>
    <style:style style:name="P6" style:family="paragraph" style:parent-style-name="Standard">
      <loext:graphic-properties draw:fill="solid" draw:fill-color="#ffffff"/>
      <style:paragraph-properties fo:margin-top="0in" fo:margin-bottom="0in" loext:contextual-spacing="false" fo:line-height="100%" fo:background-color="#ffffff"/>
      <style:text-properties fo:color="#16192b" style:font-name="inherit" style:font-name-asian="inherit1" style:font-name-complex="inherit1"/>
    </style:style>
    <style:style style:name="P7" style:family="paragraph" style:parent-style-name="Standard" style:master-page-name="Standard">
      <loext:graphic-properties draw:fill="solid" draw:fill-color="#ffffff"/>
      <style:paragraph-properties fo:margin-top="0in" fo:margin-bottom="0in" loext:contextual-spacing="false" fo:line-height="100%" style:page-number="1" fo:background-color="#ffffff"/>
    </style:style>
    <style:style style:name="T1" style:family="text">
      <style:text-properties fo:color="#000000" style:font-name="Carlito_t_1" style:font-name-asian="Carlito_t_11" style:font-name-complex="Carlito_t_11"/>
    </style:style>
    <style:style style:name="T2" style:family="text">
      <style:text-properties fo:color="#000000" style:font-name="Alice" style:font-name-asian="Alice1" style:font-name-complex="Alice1" fo:background-color="#ffffff"/>
    </style:style>
    <style:style style:name="T3" style:family="text">
      <style:text-properties fo:color="#000000" style:font-name="Carlito_t_2" style:font-name-asian="Carlito_t_21" style:font-name-complex="Carlito_t_21" fo:background-color="#ffffff"/>
    </style:style>
    <style:style style:name="T4" style:family="text">
      <style:text-properties style:font-name="Carlito_t_1" style:font-name-asian="Carlito_t_11" style:font-name-complex="Carlito_t_11"/>
    </style:style>
    <style:style style:name="T5" style:family="text">
      <style:text-properties fo:color="#333333" style:font-name="Carlito_t_1" style:font-name-asian="Carlito_t_11" style:font-name-complex="Carlito_t_11"/>
    </style:style>
    <style:style style:name="T6" style:family="text">
      <style:text-properties fo:color="#16192b" style:font-name="inherit" style:font-name-asian="inherit1" style:font-name-complex="inherit1"/>
    </style:style>
    <style:style style:name="T7" style:family="text">
      <style:text-properties style:font-name="Carlito_t_2" style:font-name-asian="Carlito_t_21" style:font-name-complex="Carlito_t_21" fo:background-color="#ffffff"/>
    </style:style>
    <style:style style:name="T8" style:family="text">
      <style:text-properties fo:font-weight="bold" style:font-weight-asian="bold"/>
    </style:style>
    <style:style style:name="T9"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NAME_________Wahaj </text:span><text:span text:style-name="T4">Tahir</text:span><text:span text:style-name="T1">_______________ <text:s text:c="6"/>ID___19</text:span><text:span text:style-name="T4">P-1673</text:span><text:span text:style-name="T1">__________</text:span></text:p>
      <text:p text:style-name="P5"/>
      <text:p text:style-name="P5"/>
      <text:p text:style-name="P5"/>
      <text:p text:style-name="P4"><text:span text:style-name="T1"><text:s text:c="59"/>WORK SHEET 7Cs</text:span></text:p>
      <text:p text:style-name="P5"/>
      <text:p text:style-name="P4"><text:span text:style-name="T1">Read the following email, and then according to 7cs explain in your own words what you think is wrong with it.</text:span></text:p>
      <text:p text:style-name="P5"/>
      <text:p text:style-name="P4"><text:span text:style-name="T1">Email: </text:span><text:span text:style-name="T5">Subject: tomorrow</text:span></text:p>
      <text:p text:style-name="P4"><text:span text:style-name="T5">As you know, tomorrow afternoon we’ll be meeting to discuss the status of all of our current projects. Donuts will be provided. Be sure to arrive on time and bring along the materials you have been working on this week—bring enough copies for everyone. Some of these material might include your calendars, reports, and any important e-mails you have sent. Also, I wanted to remind you that your parking permit requests are due later this week; you should turn those in to Ms. Jones, and if she is not at her desk when you stop by, you can e-mail them to her.</text:span></text:p>
      <text:p text:style-name="P4"><text:span text:style-name="T5">Your reaction:</text:span></text:p>
      <text:p text:style-name="P6"/>
      <text:p text:style-name="P4"><text:span text:style-name="T6">1)In the subject there should be written (Tomorrow’s meeting) in order to clarify what this mail is about.</text:span></text:p>
      <text:p text:style-name="P6"/>
      <text:p text:style-name="P4"><text:span text:style-name="T6">2)It is irrelevant to write about donuts.</text:span></text:p>
      <text:p text:style-name="P6"/>
      <text:p text:style-name="P1"/>
      <text:p text:style-name="P2"><text:span text:style-name="T2">(Email to instructor) </text:span></text:p>
      <text:p text:style-name="P2"><text:span text:style-name="T3">Create a one-paragraph email message to your professor using the 7C’s of clear communication (clear, concise, concrete, correct, coherent, complete, courteous) based on the following scenario:</text:span></text:p>
      <text:p text:style-name="P2"><text:span text:style-name="T3">You have a deadline for a paper due tomorrow. The paper was assigned at the beginning of the course. Though you did not start until week 5, you have been working hard on the paper but need more time to finish it. The instructor stated that he/she would not give extensions without a good reason. Using the 7C’s of clear communication, create a one-paragraph request for a one-week continuation on the assignment.</text:span></text:p>
      <text:p text:style-name="Standard"><text:span text:style-name="T8">Dear Sir/Madam,</text:span></text:p>
      <text:p text:style-name="Standard"><text:s text:c="30"/>I know I have become careless and didn't give much importance to the assignment which was assigned to me early in this course but I request you to please understand my side too, As you know we are facing so many issues due to COVID-19 and you can see that our classes are shifted to online. Which has made me less productive because I have no routine like I was having Campus classes. I have already too much workload in my courses which is increasing day by day and online classes make it difficult to understand the concept of a particular topic. It is really getting hard for me to manage a tough routine and overload of work. I shall be thankful to you If you extend the time till next week.</text:p>
      <text:p text:style-name="Standard"/>
      <text:p text:style-name="Standard"><text:span text:style-name="T8">Thank you.</text:span></text:p>
      <text:p text:style-name="P3"/>
      <text:p text:style-name="P3"><text:soft-page-break/></text:p>
      <text:p text:style-name="Standard"><text:bookmark text:name="_gjdgxs"/><text:span text:style-name="T8">Rough work Mandatory:</text:span></text:p>
      <text:p text:style-name="Standard">Dear Sir/Madam,</text:p>
      <text:p text:style-name="Standard"><text:s text:c="30"/>I know i have become careless and didn't give much importance to the assignment which was assign to early in this course but i request you to please understand my side too,As you know we are facing so many issues due to COVID-19.As you can see our classes are shifted to online.Which have made me less productive because i have no routine like i was having <text:s text:c="2"/>on Campus classes.I have already have too much work load which is compiling my courses work day by day and online classes makes me difficult to understand the concept of particular Topic.I really apologize its my mistake kindly extend the date of assignment submission.s</text:p>
      <text:p text:style-name="Standard"/>
      <text:p text:style-name="Standard">Thank you.</text:p>
      <text:p text:style-name="Standard"/>
      <text:p text:style-name="Standard"/>
      <text:p text:style-name="Standard"/>
      <text:p text:style-name="Standard"/>
      <text:p text:style-name="Standard">Q3: Identify and place the underlined parts of speech in the relevant section given below</text:p>
      <text:p text:style-name="Standard">What about <text:span text:style-name="T9">communication</text:span>? We live in the year 2019 and you <text:span text:style-name="T9">could</text:span> say we live <text:span text:style-name="T9">in </text:span>the <text:span text:style-name="T9">most</text:span> tech savvy times. <text:span text:style-name="T9">We</text:span> are blessed with smartphones and quick computers to reach anyone at <text:span text:style-name="T9">any time</text:span>. Most would say we can communicate in many <text:span text:style-name="T9">efficient </text:span>ways like social media and texting. 91% of Americans have a cell phone and aren’t afraid to us them but is it really a blessing? Technology has changed the way we speak and act; we are obsessed with our phones, we <text:span text:style-name="T9">cannot socialize</text:span> face-to-face, and have lost our imagination. Technology has changed the way we speak and act because we are <text:span text:style-name="T9">obsessed</text:span> with it. How many times have we seen on the news when apple comes out with their new product lines and tents on the sidewalks? Too many; and it is because we want the new technology and it consumes us. 67% of people say they continuously check their devices even without an alert.</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office:value-type="string">
            <text:p text:style-name="Standard">Noun</text:p>
          </table:table-cell>
          <table:table-cell table:style-name="Table1.A1" office:value-type="string">
            <text:p text:style-name="Standard">Pronoun</text:p>
          </table:table-cell>
          <table:table-cell table:style-name="Table1.A1" office:value-type="string">
            <text:p text:style-name="Standard">Conjunction</text:p>
          </table:table-cell>
          <table:table-cell table:style-name="Table1.A1" office:value-type="string">
            <text:p text:style-name="Standard">Interjection</text:p>
          </table:table-cell>
          <table:table-cell table:style-name="Table1.A1" office:value-type="string">
            <text:p text:style-name="Standard">Verb</text:p>
          </table:table-cell>
          <table:table-cell table:style-name="Table1.A1" office:value-type="string">
            <text:p text:style-name="Standard">Adverb</text:p>
          </table:table-cell>
          <table:table-cell table:style-name="Table1.A1" office:value-type="string">
            <text:p text:style-name="Standard">Preposition</text:p>
          </table:table-cell>
          <table:table-cell table:style-name="Table1.A1" office:value-type="string">
            <text:p text:style-name="Standard">Adjective</text:p>
          </table:table-cell>
        </table:table-row>
        <table:table-row table:style-name="Table1.1">
          <table:table-cell table:style-name="Table1.A1" office:value-type="string">
            <text:p text:style-name="Standard">communication</text:p>
          </table:table-cell>
          <table:table-cell table:style-name="Table1.A1" office:value-type="string">
            <text:p text:style-name="Standard">We</text:p>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could, cannot socialize</text:p>
          </table:table-cell>
          <table:table-cell table:style-name="Table1.A1" office:value-type="string">
            <text:p text:style-name="Standard">Most,</text:p>
            <text:p text:style-name="Standard">Anytime</text:p>
          </table:table-cell>
          <table:table-cell table:style-name="Table1.A1" office:value-type="string">
            <text:p text:style-name="Standard">in</text:p>
          </table:table-cell>
          <table:table-cell table:style-name="Table1.A1" office:value-type="string">
            <text:p text:style-name="Standard">Efficient</text:p>
            <text:p text:style-name="Standard">obsessed</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ice" svg:font-family="Alice" style:font-family-generic="roman" style:font-pitch="variable"/>
    <style:font-face style:name="Calibri" svg:font-family="Calibri" style:font-family-generic="roman" style:font-pitch="variable"/>
    <style:font-face style:name="Carlito_t_1" svg:font-family="Carlito_t_1" style:font-family-generic="roman" style:font-pitch="variable"/>
    <style:font-face style:name="Carlito_t_2" svg:font-family="Carlito_t_2" style:font-family-generic="roman" style:font-pitch="variable"/>
    <style:font-face style:name="Georgia" svg:font-family="Georgia"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Alice1" svg:font-family="Alice" style:font-family-generic="system" style:font-pitch="variable"/>
    <style:font-face style:name="Calibri1" svg:font-family="Calibri" style:font-family-generic="system" style:font-pitch="variable"/>
    <style:font-face style:name="Carlito_t_11" svg:font-family="Carlito_t_1" style:font-family-generic="system" style:font-pitch="variable"/>
    <style:font-face style:name="Carlito_t_21" svg:font-family="Carlito_t_2"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inherit1" svg:font-family="inheri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2" meta:paragraph-count="36" meta:word-count="706" meta:character-count="4166" meta:non-whitespace-character-count="3369"/>
    <meta:generator>LibreOfficeDev/6.0.5.2$Linux_X86_64 LibreOffice_project/</meta:generator>
  </office:meta>
</office:document-meta>
</file>